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/>
    <style:style style:name="T2_100" style:family="text"/>
    <style:style style:name="T2_101" style:family="text"/>
    <style:style style:name="T2_102" style:family="text"/>
    <style:style style:name="T2_103" style:family="text"/>
    <style:style style:name="T2_104" style:family="text"/>
    <style:style style:name="T2_105" style:family="text"/>
    <style:style style:name="T2_106" style:family="text"/>
    <style:style style:name="T2_107" style:family="text"/>
    <style:style style:name="T2_108" style:family="text"/>
    <style:style style:name="T2_109" style:family="text"/>
    <style:style style:name="T2_110" style:family="text"/>
    <style:style style:name="T2_111" style:family="text"/>
    <style:style style:name="T2_112" style:family="text"/>
    <style:style style:name="T2_113" style:family="text"/>
    <style:style style:name="T2_114" style:family="text"/>
    <style:style style:name="T2_115" style:family="text"/>
    <style:style style:name="T2_116" style:family="text"/>
    <style:style style:name="T2_117" style:family="text"/>
    <style:style style:name="T2_118" style:family="text"/>
    <style:style style:name="T2_119" style:family="text"/>
    <style:style style:name="T2_120" style:family="text"/>
    <style:style style:name="T2_121" style:family="text"/>
    <style:style style:name="T2_122" style:family="text"/>
    <style:style style:name="T2_123" style:family="text"/>
    <style:style style:name="T2_124" style:family="text"/>
    <style:style style:name="T2_125" style:family="text"/>
    <style:style style:name="T2_126" style:family="text"/>
    <style:style style:name="T2_127" style:family="text"/>
    <style:style style:name="T2_128" style:family="text"/>
    <style:style style:name="T2_129" style:family="text"/>
    <style:style style:name="T2_130" style:family="text"/>
    <style:style style:name="T2_131" style:family="text"/>
    <style:style style:name="T2_132" style:family="text"/>
    <style:style style:name="T2_133" style:family="text"/>
    <style:style style:name="T2_134" style:family="text"/>
    <style:style style:name="T2_135" style:family="text"/>
    <style:style style:name="T2_136" style:family="text"/>
    <style:style style:name="T2_137" style:family="text"/>
    <style:style style:name="T2_138" style:family="text"/>
    <style:style style:name="T2_139" style:family="text"/>
    <style:style style:name="T2_140" style:family="text"/>
    <style:style style:name="T2_141" style:family="text"/>
    <style:style style:name="T2_142" style:family="text"/>
    <style:style style:name="T2_143" style:family="text"/>
    <style:style style:name="T2_144" style:family="text"/>
    <style:style style:name="T2_145" style:family="text"/>
    <style:style style:name="T2_146" style:family="text"/>
    <style:style style:name="T2_147" style:family="text"/>
    <style:style style:name="T2_148" style:family="text"/>
    <style:style style:name="T2_149" style:family="text"/>
    <style:style style:name="T2_150" style:family="text"/>
    <style:style style:name="T2_151" style:family="text"/>
    <style:style style:name="T2_152" style:family="text"/>
    <style:style style:name="T2_153" style:family="text"/>
    <style:style style:name="T2_154" style:family="text"/>
    <style:style style:name="T2_155" style:family="text"/>
    <style:style style:name="T2_156" style:family="text"/>
    <style:style style:name="T2_157" style:family="text"/>
    <style:style style:name="T2_158" style:family="text"/>
    <style:style style:name="T2_159" style:family="text"/>
    <style:style style:name="T2_160" style:family="text"/>
    <style:style style:name="T2_161" style:family="text"/>
    <style:style style:name="T2_162" style:family="text"/>
    <style:style style:name="T2_163" style:family="text"/>
    <style:style style:name="T2_164" style:family="text"/>
    <style:style style:name="T2_165" style:family="text"/>
    <style:style style:name="T2_166" style:family="text"/>
    <style:style style:name="T2_167" style:family="text"/>
    <style:style style:name="T2_168" style:family="text"/>
    <style:style style:name="T2_169" style:family="text"/>
    <style:style style:name="T2_170" style:family="text"/>
    <style:style style:name="T2_171" style:family="text"/>
    <style:style style:name="T2_172" style:family="text"/>
    <style:style style:name="T2_173" style:family="text"/>
    <style:style style:name="T2_174" style:family="text"/>
    <style:style style:name="T2_175" style:family="text"/>
    <style:style style:name="T2_176" style:family="text"/>
    <style:style style:name="T2_177" style:family="text"/>
    <style:style style:name="T2_178" style:family="text"/>
    <style:style style:name="T2_179" style:family="text"/>
    <style:style style:name="T2_180" style:family="text"/>
    <style:style style:name="T2_181" style:family="text"/>
    <style:style style:name="T2_182" style:family="text"/>
    <style:style style:name="T2_183" style:family="text"/>
    <style:style style:name="T2_184" style:family="text"/>
    <style:style style:name="T2_185" style:family="text"/>
    <style:style style:name="T2_186" style:family="text"/>
    <style:style style:name="T2_187" style:family="text"/>
    <style:style style:name="T2_188" style:family="text"/>
    <style:style style:name="T2_189" style:family="text"/>
    <style:style style:name="T2_190" style:family="text"/>
    <style:style style:name="T2_191" style:family="text"/>
    <style:style style:name="T2_192" style:family="text"/>
    <style:style style:name="T2_193" style:family="text"/>
    <style:style style:name="T2_194" style:family="text"/>
    <style:style style:name="T2_195" style:family="text"/>
    <style:style style:name="T2_196" style:family="text"/>
    <style:style style:name="T2_197" style:family="text"/>
    <style:style style:name="T2_198" style:family="text"/>
    <style:style style:name="T2_199" style:family="text"/>
    <style:style style:name="T2_200" style:family="text"/>
    <style:style style:name="T2_201" style:family="text"/>
    <style:style style:name="T2_202" style:family="text"/>
    <style:style style:name="T2_203" style:family="text"/>
    <style:style style:name="T2_204" style:family="text"/>
    <style:style style:name="T2_205" style:family="text"/>
    <style:style style:name="T2_206" style:family="text"/>
    <style:style style:name="T2_207" style:family="text"/>
    <style:style style:name="T2_208" style:family="text"/>
    <style:style style:name="T2_209" style:family="text"/>
    <style:style style:name="T2_210" style:family="text"/>
    <style:style style:name="T2_211" style:family="text"/>
    <style:style style:name="T2_212" style:family="text"/>
    <style:style style:name="T2_213" style:family="text"/>
    <style:style style:name="T2_214" style:family="text"/>
    <style:style style:name="T2_215" style:family="text"/>
    <style:style style:name="T2_216" style:family="text"/>
    <style:style style:name="T2_217" style:family="text"/>
    <style:style style:name="T2_218" style:family="text"/>
    <style:style style:name="T2_219" style:family="text"/>
    <style:style style:name="T2_220" style:family="text"/>
    <style:style style:name="T2_221" style:family="text"/>
    <style:style style:name="T2_222" style:family="text"/>
    <style:style style:name="T2_223" style:family="text"/>
    <style:style style:name="T2_224" style:family="text"/>
    <style:style style:name="T2_225" style:family="text"/>
    <style:style style:name="T2_226" style:family="text"/>
    <style:style style:name="T2_227" style:family="text"/>
    <style:style style:name="T2_228" style:family="text"/>
    <style:style style:name="T2_229" style:family="text"/>
    <style:style style:name="T2_230" style:family="text"/>
    <style:style style:name="T2_231" style:family="text"/>
    <style:style style:name="T2_232" style:family="text"/>
    <style:style style:name="T2_233" style:family="text"/>
    <style:style style:name="T2_234" style:family="text"/>
    <style:style style:name="T2_235" style:family="text"/>
    <style:style style:name="T2_236" style:family="text"/>
    <style:style style:name="T2_237" style:family="text"/>
    <style:style style:name="T2_238" style:family="text"/>
    <style:style style:name="T2_239" style:family="text"/>
    <style:style style:name="T2_240" style:family="text"/>
    <style:style style:name="T2_241" style:family="text"/>
    <style:style style:name="T2_242" style:family="text"/>
    <style:style style:name="T2_243" style:family="text"/>
    <style:style style:name="T2_244" style:family="text"/>
    <style:style style:name="T2_245" style:family="text"/>
    <style:style style:name="T2_246" style:family="text"/>
    <style:style style:name="T2_247" style:family="text"/>
    <style:style style:name="T2_248" style:family="text"/>
    <style:style style:name="T2_249" style:family="text"/>
    <style:style style:name="T2_250" style:family="text"/>
    <style:style style:name="T2_251" style:family="text"/>
    <style:style style:name="T2_252" style:family="text"/>
    <style:style style:name="T2_253" style:family="text"/>
    <style:style style:name="T2_254" style:family="text"/>
    <style:style style:name="T2_255" style:family="text"/>
    <style:style style:name="T2_256" style:family="text"/>
    <style:style style:name="T2_257" style:family="text"/>
    <style:style style:name="T2_258" style:family="text"/>
    <style:style style:name="T2_259" style:family="text"/>
    <style:style style:name="T2_260" style:family="text"/>
    <style:style style:name="T2_261" style:family="text"/>
    <style:style style:name="T2_262" style:family="text"/>
    <style:style style:name="T2_263" style:family="text"/>
    <style:style style:name="T2_264" style:family="text"/>
    <style:style style:name="T2_265" style:family="text"/>
    <style:style style:name="T2_266" style:family="text"/>
    <style:style style:name="T2_267" style:family="text"/>
    <style:style style:name="T2_268" style:family="text"/>
    <style:style style:name="T2_269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</office:automatic-styles>
  <office:body>
    <office:text>
      <text:p text:style-name="P1"><text:span text:style-name="T1_1">Macter</text:span><text:span text:style-name="T1_2">4</text:span></text:p>
      <text:p text:style-name="P2"><text:span text:style-name="T2_1">…<text:s/></text:span><text:span text:style-name="T2_2">gdzie</text:span><text:span text:style-name="T2_3"><text:s/></text:span><text:span text:style-name="T2_4">Luna</text:span><text:span text:style-name="T2_5"><text:s/></text:span><text:span text:style-name="T2_6">mierzy</text:span><text:span text:style-name="T2_7"><text:s/></text:span><text:span text:style-name="T2_8">się</text:span><text:span text:style-name="T2_9"><text:s/></text:span><text:span text:style-name="T2_10">z</text:span><text:span text:style-name="T2_11"><text:s/></text:span><text:span text:style-name="T2_12">Tantabusem</text:span><text:span text:style-name="T2_13">,<text:s/></text:span><text:span text:style-name="T2_14">którego</text:span><text:span text:style-name="T2_15"><text:s/></text:span><text:span text:style-name="T2_16">sama</text:span><text:span text:style-name="T2_17"><text:s/></text:span><text:span text:style-name="T2_18">stworzyła</text:span><text:span text:style-name="T2_19">,<text:s/></text:span><text:span text:style-name="T2_20">aby</text:span><text:span text:style-name="T2_21"><text:s/></text:span><text:span text:style-name="T2_22">w</text:span><text:span text:style-name="T2_23"><text:s/></text:span><text:span text:style-name="T2_24">snach</text:span><text:span text:style-name="T2_25"><text:s/></text:span><text:span text:style-name="T2_26">dręczył</text:span><text:span text:style-name="T2_27"><text:s/></text:span><text:span text:style-name="T2_28">ją</text:span><text:span text:style-name="T2_29"><text:s/></text:span><text:span text:style-name="T2_30">w</text:span><text:span text:style-name="T2_31"><text:s/></text:span><text:span text:style-name="T2_32">formie</text:span><text:span text:style-name="T2_33"><text:s/></text:span><text:span text:style-name="T2_34">kary</text:span><text:span text:style-name="T2_35"><text:s/></text:span><text:span text:style-name="T2_36">za</text:span><text:span text:style-name="T2_37"><text:s/></text:span><text:span text:style-name="T2_38">to</text:span><text:span text:style-name="T2_39">,<text:s/></text:span><text:span text:style-name="T2_40">co</text:span><text:span text:style-name="T2_41"><text:s/></text:span><text:span text:style-name="T2_42">uczyniła</text:span><text:span text:style-name="T2_43"><text:s/>1000<text:s/></text:span><text:span text:style-name="T2_44">lat</text:span><text:span text:style-name="T2_45"><text:s/></text:span><text:span text:style-name="T2_46">temu</text:span><text:span text:style-name="T2_47">.<text:s/></text:span><text:span text:style-name="T2_48">Niestety</text:span><text:span text:style-name="T2_49"><text:s/></text:span><text:span text:style-name="T2_50">senna</text:span><text:span text:style-name="T2_51"><text:s/></text:span><text:span text:style-name="T2_52">istota</text:span><text:span text:style-name="T2_53"><text:s/></text:span><text:span text:style-name="T2_54">rośnie</text:span><text:span text:style-name="T2_55"><text:s/></text:span><text:span text:style-name="T2_56">w</text:span><text:span text:style-name="T2_57"><text:s/></text:span><text:span text:style-name="T2_58">siłę</text:span><text:span text:style-name="T2_59"><text:s/></text:span><text:span text:style-name="T2_60">i</text:span><text:span text:style-name="T2_61"><text:s/></text:span><text:span text:style-name="T2_62">próbuje</text:span><text:span text:style-name="T2_63"><text:s/></text:span><text:span text:style-name="T2_64">przedostać</text:span><text:span text:style-name="T2_65"><text:s/></text:span><text:span text:style-name="T2_66">się</text:span><text:span text:style-name="T2_67"><text:s/></text:span><text:span text:style-name="T2_68">do</text:span><text:span text:style-name="T2_69"><text:s/></text:span><text:span text:style-name="T2_70">świata</text:span><text:span text:style-name="T2_71"><text:s/></text:span><text:span text:style-name="T2_72">rzeczywistego</text:span><text:span text:style-name="T2_73">,<text:s/></text:span><text:span text:style-name="T2_74">a</text:span><text:span text:style-name="T2_75"><text:s/></text:span><text:span text:style-name="T2_76">pokarmem</text:span><text:span text:style-name="T2_77"><text:s/></text:span><text:span text:style-name="T2_78">dla</text:span><text:span text:style-name="T2_79"><text:s/></text:span><text:span text:style-name="T2_80">niej</text:span><text:span text:style-name="T2_81"><text:s/></text:span><text:span text:style-name="T2_82">są</text:span><text:span text:style-name="T2_83"><text:s/></text:span><text:span text:style-name="T2_84">uczucia</text:span><text:span text:style-name="T2_85"><text:s/></text:span><text:span text:style-name="T2_86">księżniczki</text:span><text:span text:style-name="T2_87">,<text:s/></text:span><text:span text:style-name="T2_88">która</text:span><text:span text:style-name="T2_89"><text:s/></text:span><text:span text:style-name="T2_90">nie</text:span><text:span text:style-name="T2_91"><text:s/></text:span><text:span text:style-name="T2_92">może</text:span><text:span text:style-name="T2_93"><text:s/></text:span><text:span text:style-name="T2_94">pogodzić</text:span><text:span text:style-name="T2_95"><text:s/></text:span><text:span text:style-name="T2_96">się</text:span><text:span text:style-name="T2_97"><text:s/></text:span><text:span text:style-name="T2_98">z</text:span><text:span text:style-name="T2_99"><text:s/></text:span><text:span text:style-name="T2_100">przeszłością</text:span><text:span text:style-name="T2_101"><text:s/></text:span><text:span text:style-name="T2_102">i</text:span><text:span text:style-name="T2_103"><text:s/></text:span><text:span text:style-name="T2_104">przebaczyć</text:span><text:span text:style-name="T2_105"><text:s/></text:span><text:span text:style-name="T2_106">sobie</text:span><text:span text:style-name="T2_107"><text:s/></text:span><text:span text:style-name="T2_108">błędów</text:span><text:span text:style-name="T2_109">.<text:s/></text:span><text:span text:style-name="T2_110">Sam</text:span><text:span text:style-name="T2_111"><text:s/></text:span><text:span text:style-name="T2_112">odcinek</text:span><text:span text:style-name="T2_113"><text:s/></text:span><text:span text:style-name="T2_114">jest</text:span><text:span text:style-name="T2_115"><text:s/></text:span><text:span text:style-name="T2_116">zaś</text:span><text:span text:style-name="T2_117"><text:s/></text:span><text:span text:style-name="T2_118">jednym</text:span><text:span text:style-name="T2_119"><text:s/></text:span><text:span text:style-name="T2_120">wielkim</text:span><text:span text:style-name="T2_121"><text:s/></text:span><text:span text:style-name="T2_122">zbiorem</text:span><text:span text:style-name="T2_123"><text:s/></text:span><text:span text:style-name="T2_124">odniesień</text:span><text:span text:style-name="T2_125"><text:s/></text:span><text:span text:style-name="T2_126">absolutnie</text:span><text:span text:style-name="T2_127"><text:s/></text:span><text:span text:style-name="T2_128">do</text:span><text:span text:style-name="T2_129"><text:s/></text:span><text:span text:style-name="T2_130">wszystkiego</text:span><text:span text:style-name="T2_131">:<text:s/></text:span><text:span text:style-name="T2_132">princess</text:span><text:span text:style-name="T2_133"><text:s/></text:span><text:span text:style-name="T2_134">Big</text:span><text:span text:style-name="T2_135"><text:s/></text:span><text:span text:style-name="T2_136">Mac</text:span><text:span text:style-name="T2_137"><text:s/></text:span><text:span text:style-name="T2_138">i</text:span><text:span text:style-name="T2_139"><text:s/></text:span><text:span text:style-name="T2_140">trasformacja</text:span><text:span text:style-name="T2_141"><text:s/></text:span><text:span text:style-name="T2_142">a</text:span><text:span text:style-name="T2_143">’</text:span><text:span text:style-name="T2_144">la</text:span><text:span text:style-name="T2_145"><text:s/></text:span><text:span text:style-name="T2_146">Sailor</text:span><text:span text:style-name="T2_147"><text:s/></text:span><text:span text:style-name="T2_148">Moon</text:span><text:span text:style-name="T2_149">,<text:s/></text:span><text:span text:style-name="T2_150">Kotopies</text:span><text:span text:style-name="T2_151">,<text:s/></text:span><text:span text:style-name="T2_152">powrót</text:span><text:span text:style-name="T2_153"><text:s/></text:span><text:span text:style-name="T2_154">Flutterbata</text:span><text:span text:style-name="T2_155"><text:s/></text:span><text:span text:style-name="T2_156">itp</text:span><text:span text:style-name="T2_157">,<text:s/></text:span><text:span text:style-name="T2_158">itd</text:span><text:span text:style-name="T2_159">.<text:s/></text:span><text:span text:style-name="T2_160">Dwa</text:span><text:span text:style-name="T2_161"><text:s/></text:span><text:span text:style-name="T2_162">różne</text:span><text:span text:style-name="T2_163"><text:s/></text:span><text:span text:style-name="T2_164">odcinki</text:span><text:span text:style-name="T2_165">,<text:s/></text:span><text:span text:style-name="T2_166">które</text:span><text:span text:style-name="T2_167"><text:s/></text:span><text:span text:style-name="T2_168">poruszyły</text:span><text:span text:style-name="T2_169"><text:s/></text:span><text:span text:style-name="T2_170">podobny</text:span><text:span text:style-name="T2_171"><text:s/></text:span><text:span text:style-name="T2_172">temat</text:span><text:span text:style-name="T2_173"><text:s/></text:span><text:span text:style-name="T2_174">i</text:span><text:span text:style-name="T2_175"><text:s/></text:span><text:span text:style-name="T2_176">dały</text:span><text:span text:style-name="T2_177"><text:s/></text:span><text:span text:style-name="T2_178">jasny</text:span><text:span text:style-name="T2_179"><text:s/></text:span><text:span text:style-name="T2_180">przekaz</text:span><text:span text:style-name="T2_181"><text:s/>–<text:s/></text:span><text:span text:style-name="T2_182">mamy</text:span><text:span text:style-name="T2_183"><text:s/></text:span><text:span text:style-name="T2_184">starać</text:span><text:span text:style-name="T2_185"><text:s/></text:span><text:span text:style-name="T2_186">się</text:span><text:span text:style-name="T2_187"><text:s/></text:span><text:span text:style-name="T2_188">naprawić</text:span><text:span text:style-name="T2_189"><text:s/></text:span><text:span text:style-name="T2_190">to</text:span><text:span text:style-name="T2_191">,<text:s/></text:span><text:span text:style-name="T2_192">co</text:span><text:span text:style-name="T2_193"><text:s/></text:span><text:span text:style-name="T2_194">kiedyś</text:span><text:span text:style-name="T2_195"><text:s/></text:span><text:span text:style-name="T2_196">zepsuliśmy</text:span><text:span text:style-name="T2_197"><text:s/></text:span><text:span text:style-name="T2_198">i</text:span><text:span text:style-name="T2_199"><text:s/></text:span><text:span text:style-name="T2_200">nie</text:span><text:span text:style-name="T2_201"><text:s/></text:span><text:span text:style-name="T2_202">dręczyć</text:span><text:span text:style-name="T2_203"><text:s/></text:span><text:span text:style-name="T2_204">się</text:span><text:span text:style-name="T2_205"><text:s/></text:span><text:span text:style-name="T2_206">przeszłością</text:span><text:span text:style-name="T2_207">,<text:s/></text:span><text:span text:style-name="T2_208">która</text:span><text:span text:style-name="T2_209"><text:s/></text:span><text:span text:style-name="T2_210">może</text:span><text:span text:style-name="T2_211"><text:s/></text:span><text:span text:style-name="T2_212">przysłonić</text:span><text:span text:style-name="T2_213"><text:s/></text:span><text:span text:style-name="T2_214">teraźniejszość</text:span><text:span text:style-name="T2_215">.<text:s/></text:span><text:span text:style-name="T2_216">Po</text:span><text:span text:style-name="T2_217"><text:s/></text:span><text:span text:style-name="T2_218">tak</text:span><text:span text:style-name="T2_219"><text:s/></text:span><text:span text:style-name="T2_220">dobrych</text:span><text:span text:style-name="T2_221"><text:s/></text:span><text:span text:style-name="T2_222">epizodach</text:span><text:span text:style-name="T2_223"><text:s/></text:span><text:span text:style-name="T2_224">naprawdę</text:span><text:span text:style-name="T2_225"><text:s/></text:span><text:span text:style-name="T2_226">nie</text:span><text:span text:style-name="T2_227"><text:s/></text:span><text:span text:style-name="T2_228">widać</text:span><text:span text:style-name="T2_229"><text:s/></text:span><text:span text:style-name="T2_230">w</text:span><text:span text:style-name="T2_231"><text:s/></text:span><text:span text:style-name="T2_232">ogóle</text:span><text:span text:style-name="T2_233"><text:s/></text:span><text:span text:style-name="T2_234">potrzeby</text:span><text:span text:style-name="T2_235"><text:s/></text:span><text:span text:style-name="T2_236">używania</text:span><text:span text:style-name="T2_237"><text:s/></text:span><text:span text:style-name="T2_238">motywu</text:span><text:span text:style-name="T2_239"><text:s/></text:span><text:span text:style-name="T2_240">mapy</text:span><text:span text:style-name="T2_241">,<text:s/></text:span><text:span text:style-name="T2_242">gdzie</text:span><text:span text:style-name="T2_243"><text:s/></text:span><text:span text:style-name="T2_244">główne</text:span><text:span text:style-name="T2_245"><text:s/></text:span><text:span text:style-name="T2_246">bohaterki</text:span><text:span text:style-name="T2_247"><text:s/></text:span><text:span text:style-name="T2_248">wyruszają</text:span><text:span text:style-name="T2_249"><text:s/></text:span><text:span text:style-name="T2_250">jak</text:span><text:span text:style-name="T2_251"><text:s/></text:span><text:span text:style-name="T2_252">superbohaterowie</text:span><text:span text:style-name="T2_253">,<text:s/></text:span><text:span text:style-name="T2_254">aby</text:span><text:span text:style-name="T2_255"><text:s/></text:span><text:span text:style-name="T2_256">ratować</text:span><text:span text:style-name="T2_257"><text:s/></text:span><text:span text:style-name="T2_258">świat</text:span><text:span text:style-name="T2_259"><text:s/></text:span><text:span text:style-name="T2_260">przed</text:span><text:span text:style-name="T2_261"><text:s/></text:span><text:span text:style-name="T2_262">kolejnym</text:span><text:span text:style-name="T2_263">,<text:s/></text:span><text:span text:style-name="T2_264">coraz</text:span><text:span text:style-name="T2_265"><text:s/></text:span><text:span text:style-name="T2_266">dziwniejszym</text:span><text:span text:style-name="T2_267"><text:s/></text:span><text:span text:style-name="T2_268">zagrożeniem</text:span><text:span text:style-name="T2_269">.<text:s text:c="2"/></text:span></text:p>
      <text:p text:style-name="P3"/>
      <text:p text:style-name="P4"><text:span text:style-name="T4_1">SPIDIvonMARDER</text:span></text:p>
      <text:p text:style-name="P5"/>
      <text:p text:style-name="P6"><text:span text:style-name="T6_1">Jak</text:span><text:span text:style-name="T6_2"><text:s/></text:span><text:span text:style-name="T6_3">to</text:span><text:span text:style-name="T6_4"><text:s/></text:span><text:span text:style-name="T6_5">napisałem</text:span><text:span text:style-name="T6_6"><text:s/></text:span><text:span text:style-name="T6_7">na</text:span><text:span text:style-name="T6_8"><text:s/></text:span><text:span text:style-name="T6_9">forum</text:span><text:span text:style-name="T6_10"><text:s/>(</text:span><text:span text:style-name="T6_11">tylko</text:span><text:span text:style-name="T6_12"><text:s/></text:span><text:span text:style-name="T6_13">dosadniej</text:span><text:span text:style-name="T6_14">),<text:s/></text:span><text:span text:style-name="T6_15">odcinek</text:span><text:span text:style-name="T6_16"><text:s/></text:span><text:span text:style-name="T6_17">spuścił</text:span><text:span text:style-name="T6_18"><text:s/></text:span><text:span text:style-name="T6_19">fandomowi</text:span><text:span text:style-name="T6_20"><text:s/></text:span><text:span text:style-name="T6_21">łomot</text:span><text:span text:style-name="T6_22">.<text:s/></text:span><text:span text:style-name="T6_23">Wykręcił</text:span><text:span text:style-name="T6_24"><text:s/></text:span><text:span text:style-name="T6_25">wiele</text:span><text:span text:style-name="T6_26"><text:s/></text:span><text:span text:style-name="T6_27">motywów</text:span><text:span text:style-name="T6_28">,<text:s/></text:span><text:span text:style-name="T6_29">marzeń</text:span><text:span text:style-name="T6_30">,<text:s/></text:span><text:span text:style-name="T6_31">pragnień</text:span><text:span text:style-name="T6_32"><text:s/></text:span><text:span text:style-name="T6_33">i</text:span><text:span text:style-name="T6_34"><text:s/></text:span><text:span text:style-name="T6_35">pomysłów</text:span><text:span text:style-name="T6_36"><text:s/></text:span><text:span text:style-name="T6_37">naszego</text:span><text:span text:style-name="T6_38"><text:s/></text:span><text:span text:style-name="T6_39">chorego</text:span><text:span text:style-name="T6_40"><text:s/></text:span><text:span text:style-name="T6_41">półświatka</text:span><text:span text:style-name="T6_42">,<text:s/></text:span><text:span text:style-name="T6_43">ale</text:span><text:span text:style-name="T6_44"><text:s/></text:span><text:span text:style-name="T6_45">w</text:span><text:span text:style-name="T6_46"><text:s/></text:span><text:span text:style-name="T6_47">przeciwieństwie</text:span><text:span text:style-name="T6_48"><text:s/></text:span><text:span text:style-name="T6_49">do</text:span><text:span text:style-name="T6_50"><text:s/>“</text:span><text:span text:style-name="T6_51">Slice</text:span><text:span text:style-name="T6_52"><text:s/></text:span><text:span text:style-name="T6_53">of</text:span><text:span text:style-name="T6_54"><text:s/></text:span><text:span text:style-name="T6_55">Life</text:span><text:span text:style-name="T6_56">”,<text:s/></text:span><text:span text:style-name="T6_57">które</text:span><text:span text:style-name="T6_58"><text:s/></text:span><text:span text:style-name="T6_59">było</text:span><text:span text:style-name="T6_60"><text:s/></text:span><text:span text:style-name="T6_61">głupkowatym</text:span><text:span text:style-name="T6_62"><text:s/></text:span><text:span text:style-name="T6_63">memem</text:span><text:span text:style-name="T6_64">,<text:s/></text:span><text:span text:style-name="T6_65">tutaj</text:span><text:span text:style-name="T6_66"><text:s/></text:span><text:span text:style-name="T6_67">ujęto</text:span><text:span text:style-name="T6_68"><text:s/></text:span><text:span text:style-name="T6_69">to</text:span><text:span text:style-name="T6_70"><text:s/></text:span><text:span text:style-name="T6_71">w</text:span><text:span text:style-name="T6_72"><text:s/></text:span><text:span text:style-name="T6_73">formie</text:span><text:span text:style-name="T6_74"><text:s/></text:span><text:span text:style-name="T6_75">delikatnego</text:span><text:span text:style-name="T6_76">,<text:s/></text:span><text:span text:style-name="T6_77">subtelnego</text:span><text:span text:style-name="T6_78"><text:s/></text:span><text:span text:style-name="T6_79">pastiszu</text:span><text:span text:style-name="T6_80">.<text:s/></text:span><text:span text:style-name="T6_81">Bardzo</text:span><text:span text:style-name="T6_82"><text:s/></text:span><text:span text:style-name="T6_83">zabawnego</text:span><text:span text:style-name="T6_84"><text:s/></text:span><text:span text:style-name="T6_85">zresztą</text:span><text:span text:style-name="T6_86"><text:s/></text:span><text:span text:style-name="T6_87">i</text:span><text:span text:style-name="T6_88"><text:s/></text:span><text:span text:style-name="T6_89">inteligentnego</text:span><text:span text:style-name="T6_90">.<text:s/></text:span></text:p>
      <text:p text:style-name="P7"><text:span text:style-name="T7_1">Odcinek</text:span><text:span text:style-name="T7_2"><text:s/></text:span><text:span text:style-name="T7_3">przeciekawy</text:span><text:span text:style-name="T7_4">,<text:s/></text:span><text:span text:style-name="T7_5">pełen</text:span><text:span text:style-name="T7_6"><text:s/></text:span><text:span text:style-name="T7_7">motywów</text:span><text:span text:style-name="T7_8">,<text:s/></text:span><text:span text:style-name="T7_9">które</text:span><text:span text:style-name="T7_10"><text:s/></text:span><text:span text:style-name="T7_11">sam</text:span><text:span text:style-name="T7_12"><text:s/></text:span><text:span text:style-name="T7_13">chciałem</text:span><text:span text:style-name="T7_14"><text:s/></text:span><text:span text:style-name="T7_15">ujrzeć</text:span><text:span text:style-name="T7_16">.<text:s/></text:span><text:span text:style-name="T7_17">Przepełniony</text:span><text:span text:style-name="T7_18"><text:s/></text:span><text:span text:style-name="T7_19">magią</text:span><text:span text:style-name="T7_20">!<text:s/></text:span><text:span text:style-name="T7_21">Sezon</text:span><text:span text:style-name="T7_22"><text:s/>5<text:s/></text:span><text:span text:style-name="T7_23">naprawdę</text:span><text:span text:style-name="T7_24"><text:s/></text:span><text:span text:style-name="T7_25">jest</text:span><text:span text:style-name="T7_26"><text:s/></text:span><text:span text:style-name="T7_27">w</text:span><text:span text:style-name="T7_28"><text:s/></text:span><text:span text:style-name="T7_29">formie</text:span><text:span text:style-name="T7_30">,<text:s/></text:span><text:span text:style-name="T7_31">choć</text:span><text:span text:style-name="T7_32"><text:s/></text:span><text:span text:style-name="T7_33">suwak</text:span><text:span text:style-name="T7_34"><text:s/></text:span><text:span text:style-name="T7_35">na</text:span><text:span text:style-name="T7_36"><text:s/></text:span><text:span text:style-name="T7_37">osi</text:span><text:span text:style-name="T7_38"><text:s/></text:span><text:span text:style-name="T7_39">dzieci</text:span><text:span text:style-name="T7_40">-</text:span><text:span text:style-name="T7_41">dorośli</text:span><text:span text:style-name="T7_42"><text:s/></text:span><text:span text:style-name="T7_43">coraz</text:span><text:span text:style-name="T7_44"><text:s/></text:span><text:span text:style-name="T7_45">bardziej</text:span><text:span text:style-name="T7_46"><text:s/></text:span><text:span text:style-name="T7_47">przesuwa</text:span><text:span text:style-name="T7_48"><text:s/></text:span><text:span text:style-name="T7_49">się</text:span><text:span text:style-name="T7_50"><text:s/></text:span><text:span text:style-name="T7_51">w</text:span><text:span text:style-name="T7_52"><text:s/></text:span><text:span text:style-name="T7_53">prawo</text:span><text:span text:style-name="T7_54">.<text:s/></text:span><text:span text:style-name="T7_55">Serial</text:span><text:span text:style-name="T7_56"><text:s/></text:span><text:span text:style-name="T7_57">familijny</text:span><text:span text:style-name="T7_58"><text:s/></text:span><text:span text:style-name="T7_59">pełną</text:span><text:span text:style-name="T7_60"><text:s/></text:span><text:span text:style-name="T7_61">gębą</text:span><text:span text:style-name="T7_62">!</text:span></text:p>
      <text:p text:style-name="P8"/>
      <text:p text:style-name="P9"><text:span text:style-name="T9_1">aTOM</text:span></text:p>
      <text:p text:style-name="P10"><text:span text:style-name="T10_1">Myślałem</text:span><text:span text:style-name="T10_2">,<text:s/></text:span><text:span text:style-name="T10_3">że</text:span><text:span text:style-name="T10_4"><text:s/></text:span><text:span text:style-name="T10_5">fandomfiesta</text:span><text:span text:style-name="T10_6"><text:s/></text:span><text:span text:style-name="T10_7">była</text:span><text:span text:style-name="T10_8"><text:s/></text:span><text:span text:style-name="T10_9">w</text:span><text:span text:style-name="T10_10"><text:s/></text:span><text:span text:style-name="T10_11">odcinku</text:span><text:span text:style-name="T10_12"><text:s/>100.<text:s/></text:span><text:span text:style-name="T10_13">Myliłem</text:span><text:span text:style-name="T10_14"><text:s/></text:span><text:span text:style-name="T10_15">się</text:span><text:span text:style-name="T10_16">.<text:s/></text:span><text:span text:style-name="T10_17">I</text:span><text:span text:style-name="T10_18"><text:s/></text:span><text:span text:style-name="T10_19">jakaż</text:span><text:span text:style-name="T10_20"><text:s/></text:span><text:span text:style-name="T10_21">piękna</text:span><text:span text:style-name="T10_22"><text:s/></text:span><text:span text:style-name="T10_23">była</text:span><text:span text:style-name="T10_24"><text:s/></text:span><text:span text:style-name="T10_25">to</text:span><text:span text:style-name="T10_26"><text:s/></text:span><text:span text:style-name="T10_27">pomyłka</text:span><text:span text:style-name="T10_28">.<text:s/></text:span><text:span text:style-name="T10_29">Pomijając</text:span><text:span text:style-name="T10_30"><text:s/></text:span><text:span text:style-name="T10_31">cudowne</text:span><text:span text:style-name="T10_32"><text:s/></text:span><text:span text:style-name="T10_33">nawiązanie</text:span><text:span text:style-name="T10_34"><text:s/></text:span><text:span text:style-name="T10_35">w</text:span><text:span text:style-name="T10_36"><text:s/></text:span><text:span text:style-name="T10_37">tytule</text:span><text:span text:style-name="T10_38"><text:s/>(</text:span><text:span text:style-name="T10_39">choć</text:span><text:span text:style-name="T10_40"><text:s/>“</text:span><text:span text:style-name="T10_41">For</text:span><text:span text:style-name="T10_42"><text:s/></text:span><text:span text:style-name="T10_43">Whom</text:span><text:span text:style-name="T10_44">…”<text:s/></text:span><text:span text:style-name="T10_45">i</text:span><text:span text:style-name="T10_46"><text:s/></text:span><text:span text:style-name="T10_47">tak</text:span><text:span text:style-name="T10_48"><text:s/></text:span><text:span text:style-name="T10_49">pozostaje</text:span><text:span text:style-name="T10_50"><text:s/></text:span><text:span text:style-name="T10_51">numerem</text:span><text:span text:style-name="T10_52"><text:s/></text:span><text:span text:style-name="T10_53">jeden</text:span><text:span text:style-name="T10_54"><text:s/></text:span><text:span text:style-name="T10_55">pod</text:span><text:span text:style-name="T10_56"><text:s/></text:span><text:span text:style-name="T10_57">tym</text:span><text:span text:style-name="T10_58"><text:s/></text:span><text:span text:style-name="T10_59">względem</text:span><text:span text:style-name="T10_60">)<text:s/></text:span><text:span text:style-name="T10_61">i</text:span><text:span text:style-name="T10_62"><text:s/></text:span><text:span text:style-name="T10_63">generalnie</text:span><text:span text:style-name="T10_64"><text:s/></text:span><text:span text:style-name="T10_65">masę</text:span><text:span text:style-name="T10_66"><text:s/></text:span><text:span text:style-name="T10_67">aluzji</text:span><text:span text:style-name="T10_68"><text:s/></text:span><text:span text:style-name="T10_69">do</text:span><text:span text:style-name="T10_70"><text:s/></text:span><text:span text:style-name="T10_71">fandomu</text:span><text:span text:style-name="T10_72"><text:s/></text:span><text:span text:style-name="T10_73">i</text:span><text:span text:style-name="T10_74"><text:s/></text:span><text:span text:style-name="T10_75">nie</text:span><text:span text:style-name="T10_76"><text:s/></text:span><text:span text:style-name="T10_77">tylko</text:span><text:span text:style-name="T10_78">,<text:s/></text:span><text:span text:style-name="T10_79">odcinek</text:span><text:span text:style-name="T10_80"><text:s/></text:span><text:span text:style-name="T10_81">przede</text:span><text:span text:style-name="T10_82"><text:s/></text:span><text:span text:style-name="T10_83">wszystkim</text:span><text:span text:style-name="T10_84"><text:s/></text:span><text:span text:style-name="T10_85">miał</text:span><text:span text:style-name="T10_86"><text:s/></text:span><text:span text:style-name="T10_87">bardzo</text:span><text:span text:style-name="T10_88"><text:s/></text:span><text:span text:style-name="T10_89">dobry</text:span><text:span text:style-name="T10_90"><text:s/></text:span><text:span text:style-name="T10_91">scenariusz</text:span><text:span text:style-name="T10_92"><text:s/></text:span><text:span text:style-name="T10_93">i</text:span><text:span text:style-name="T10_94"><text:s/></text:span><text:span text:style-name="T10_95">świetnie</text:span><text:span text:style-name="T10_96"><text:s/></text:span><text:span text:style-name="T10_97">rozwinął</text:span><text:span text:style-name="T10_98"><text:s/></text:span><text:span text:style-name="T10_99">postać</text:span><text:span text:style-name="T10_100"><text:s/></text:span><text:span text:style-name="T10_101">Luny</text:span><text:span text:style-name="T10_102">.<text:s/></text:span><text:span text:style-name="T10_103">Księżniczek</text:span><text:span text:style-name="T10_104"><text:s/></text:span><text:span text:style-name="T10_105">Big</text:span><text:span text:style-name="T10_106"><text:s/></text:span><text:span text:style-name="T10_107">Mac</text:span><text:span text:style-name="T10_108">,<text:s/></text:span><text:span text:style-name="T10_109">senne</text:span><text:span text:style-name="T10_110"><text:s/></text:span><text:span text:style-name="T10_111">przeskoki</text:span><text:span text:style-name="T10_112"><text:s/></text:span><text:span text:style-name="T10_113">Pinkie</text:span><text:span text:style-name="T10_114">,<text:s/></text:span><text:span text:style-name="T10_115">Angel</text:span><text:span text:style-name="T10_116"><text:s/></text:span><text:span text:style-name="T10_117">Evolved</text:span><text:span text:style-name="T10_118">,<text:s/></text:span><text:span text:style-name="T10_119">koszmar</text:span><text:span text:style-name="T10_120"><text:s/></text:span><text:span text:style-name="T10_121">Rainbow</text:span><text:span text:style-name="T10_122"><text:s/>–<text:s/></text:span><text:span text:style-name="T10_123">piałem</text:span><text:span text:style-name="T10_124"><text:s/></text:span><text:span text:style-name="T10_125">ze</text:span><text:span text:style-name="T10_126"><text:s/></text:span><text:span text:style-name="T10_127">śmiechu</text:span><text:span text:style-name="T10_128"><text:s/></text:span><text:span text:style-name="T10_129">średnio</text:span><text:span text:style-name="T10_130"><text:s/></text:span><text:span text:style-name="T10_131">co</text:span><text:span text:style-name="T10_132"><text:s/></text:span><text:span text:style-name="T10_133">trzydzieści</text:span><text:span text:style-name="T10_134"><text:s/></text:span><text:span text:style-name="T10_135">sekund</text:span><text:span text:style-name="T10_136">,<text:s/></text:span><text:span text:style-name="T10_137">jeśli</text:span><text:span text:style-name="T10_138"><text:s/></text:span><text:span text:style-name="T10_139">nie</text:span><text:span text:style-name="T10_140"><text:s/></text:span><text:span text:style-name="T10_141">częściej</text:span><text:span text:style-name="T10_142">.<text:s/></text:span><text:span text:style-name="T10_143">Motyw</text:span><text:span text:style-name="T10_144"><text:s/></text:span><text:span text:style-name="T10_145">poczucia</text:span><text:span text:style-name="T10_146"><text:s/></text:span><text:span text:style-name="T10_147">winy</text:span><text:span text:style-name="T10_148"><text:s/></text:span><text:span text:style-name="T10_149">wg</text:span><text:span text:style-name="T10_150">.<text:s/></text:span><text:span text:style-name="T10_151">mnie</text:span><text:span text:style-name="T10_152"><text:s/></text:span><text:span text:style-name="T10_153">dobrze</text:span><text:span text:style-name="T10_154"><text:s/></text:span><text:span text:style-name="T10_155">pasował</text:span><text:span text:style-name="T10_156"><text:s/></text:span><text:span text:style-name="T10_157">do</text:span><text:span text:style-name="T10_158"><text:s/></text:span><text:span text:style-name="T10_159">Luny</text:span><text:span text:style-name="T10_160">,<text:s/></text:span><text:span text:style-name="T10_161">cała</text:span><text:span text:style-name="T10_162"><text:s/></text:span><text:span text:style-name="T10_163">fabuła</text:span><text:span text:style-name="T10_164"><text:s/></text:span><text:span text:style-name="T10_165">była</text:span><text:span text:style-name="T10_166"><text:s/></text:span><text:span text:style-name="T10_167">też</text:span><text:span text:style-name="T10_168"><text:s/></text:span><text:span text:style-name="T10_169">całkiem</text:span><text:span text:style-name="T10_170"><text:s/></text:span><text:span text:style-name="T10_171">logiczna</text:span><text:span text:style-name="T10_172"><text:s/></text:span><text:span text:style-name="T10_173">i</text:span><text:span text:style-name="T10_174"><text:s/></text:span><text:span text:style-name="T10_175">nawet</text:span><text:span text:style-name="T10_176"><text:s/></text:span><text:span text:style-name="T10_177">da</text:span><text:span text:style-name="T10_178"><text:s/></text:span><text:span text:style-name="T10_179">się</text:span><text:span text:style-name="T10_180"><text:s/></text:span><text:span text:style-name="T10_181">z</text:span><text:span text:style-name="T10_182"><text:s/></text:span><text:span text:style-name="T10_183">tego</text:span><text:span text:style-name="T10_184"><text:s/></text:span><text:span text:style-name="T10_185">morał</text:span><text:span text:style-name="T10_186"><text:s/></text:span><text:span text:style-name="T10_187">wyczytać</text:span><text:span text:style-name="T10_188">.<text:s/></text:span><text:span text:style-name="T10_189">Ba</text:span><text:span text:style-name="T10_190">,<text:s/></text:span><text:span text:style-name="T10_191">wyjaśniono</text:span><text:span text:style-name="T10_192"><text:s/></text:span><text:span text:style-name="T10_193">nawet</text:span><text:span text:style-name="T10_194">,<text:s/></text:span><text:span text:style-name="T10_195">skąd</text:span><text:span text:style-name="T10_196"><text:s/></text:span><text:span text:style-name="T10_197">wzięła</text:span><text:span text:style-name="T10_198"><text:s/></text:span><text:span text:style-name="T10_199">się</text:span><text:span text:style-name="T10_200"><text:s/></text:span><text:span text:style-name="T10_201">senna</text:span><text:span text:style-name="T10_202"><text:s/></text:span><text:span text:style-name="T10_203">mara</text:span><text:span text:style-name="T10_204">!<text:s/></text:span><text:span text:style-name="T10_205">Jak</text:span><text:span text:style-name="T10_206"><text:s/></text:span><text:span text:style-name="T10_207">dla</text:span><text:span text:style-name="T10_208"><text:s/></text:span><text:span text:style-name="T10_209">mnie</text:span><text:span text:style-name="T10_210"><text:s/></text:span><text:span text:style-name="T10_211">najlepszy</text:span><text:span text:style-name="T10_212"><text:s/></text:span><text:span text:style-name="T10_213">odcinek</text:span><text:span text:style-name="T10_214"><text:s/></text:span><text:span text:style-name="T10_215">obecnego</text:span><text:span text:style-name="T10_216"><text:s/></text:span><text:span text:style-name="T10_217">sezonu</text:span><text:span text:style-name="T10_218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